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34D2CA84A070A3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nova" svg:font-family="Proximanova, Helvetica, Arial, sans-serif"/>
    <style:font-face style:name="Proximanovabold" svg:font-family="Proximanovabold, Helvetica, Arial, sans-serif"/>
    <style:font-face style:name="Proximanovasemibold" svg:font-family="Proximanovasemibold, Helvetica, Arial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2.738cm, 20.609cm, 3.27cm, 7.5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3.145cm" svg:height="18.085cm" draw:z-index="0"><draw:image xlink:href="Pictures/10000000000007800000043834D2CA84A070A3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roximanova" svg:font-family="Proximanova, Helvetica, Arial, sans-serif"/>
    <style:font-face style:name="Proximanovabold" svg:font-family="Proximanovabold, Helvetica, Arial, sans-serif"/>
    <style:font-face style:name="Proximanovasemibold" svg:font-family="Proximanovasemibold, Helvetica, Arial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3:12:25.523000000</meta:creation-date>
    <meta:generator>LibreOffice/6.1.3.2$Windows_X86_64 LibreOffice_project/86daf60bf00efa86ad547e59e09d6bb77c699acb</meta:generator>
    <dc:date>2019-02-23T13:30:11.868000000</dc:date>
    <meta:editing-duration>PT5M58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